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.title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Heading_20_1">
      <style:paragraph-properties fo:text-align="justify" style:justify-single-word="false"/>
      <style:text-properties fo:font-size="13pt" style:font-size-asian="13pt" style:font-size-complex="13pt"/>
    </style:style>
    <style:style style:name="P3" style:family="paragraph" style:parent-style-name="Text_20_body" style:list-style-name="OrgBulletedList">
      <style:paragraph-properties fo:text-align="justify" style:justify-single-word="false"/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</text:sequence-decls>
      <text:p text:style-name="P1">Summary of Recommended Tasks</text:p>
      <text:h text:style-name="P2" text:outline-level="1"><text:bookmark-start text:name="OrgXref.sec-1"/><text:bookmark text:name="sec-1"/>Planning Phase <text:bookmark-end text:name="OrgXref.sec-1"/></text:h>
      <text:list xml:id="list2039318893" text:style-name="OrgBulletedList">
        <text:list-item>
          <text:p text:style-name="P3">Define Budget for: Purchase, Infrastructure and Connectivity, Staff. </text:p>
        </text:list-item>
        <text:list-item>
          <text:p text:style-name="P3">Hire project manager and Core Team managers. </text:p>
        </text:list-item>
        <text:list-item>
          <text:p text:style-name="P3">Select Target community (schools, centers). </text:p>
        </text:list-item>
        <text:list-item>
          <text:p text:style-name="P3">Define XO specs. </text:p>
        </text:list-item>
      </text:list>
      <text:h text:style-name="P2" text:outline-level="1"><text:bookmark-start text:name="OrgXref.sec-2"/><text:bookmark text:name="sec-2"/>Deployment Phase <text:bookmark-end text:name="OrgXref.sec-2"/></text:h>
      <text:list xml:id="list728610589" text:style-name="OrgBulletedList">
        <text:list-item>
          <text:p text:style-name="P3">Hire staff for Core Team. </text:p>
        </text:list-item>
        <text:list-item>
          <text:p text:style-name="P3">Arrange training for Core Team with OLPC. </text:p>
        </text:list-item>
        <text:list-item>
          <text:p text:style-name="P3">Develop Laptop Distribution Plan. </text:p>
        </text:list-item>
        <text:list-item>
          <text:p text:style-name="P3">Design and collect data for Baseline Study. </text:p>
        </text:list-item>
        <text:list-item>
          <text:p text:style-name="P3">Prepare Infrastructure and Connectivity (at schools and community level). </text:p>
        </text:list-item>
        <text:list-item>
          <text:p text:style-name="P3">Organize and Perform Teacher Training. </text:p>
        </text:list-item>
        <text:list-item>
          <text:p text:style-name="P3">Laptop Distribution. </text:p>
        </text:list-item>
      </text:list>
      <text:h text:style-name="P2" text:outline-level="1"><text:bookmark-start text:name="OrgXref.sec-3"/><text:bookmark text:name="sec-3"/>Post-Deployment Phase <text:bookmark-end text:name="OrgXref.sec-3"/></text:h>
      <text:list xml:id="list128445115" text:style-name="OrgBulletedList">
        <text:list-item>
          <text:p text:style-name="P3">Design and perform Tech support strategy for Laptop Maintenance and Repairs. </text:p>
        </text:list-item>
        <text:list-item>
          <text:p text:style-name="P3">Design and supervise Learning Environments with the XO: Formal (in school, classroom), </text:p>
        </text:list-item>
        <text:list-item>
          <text:p text:style-name="P3">Non-Formal (extracurricular activities), Informal (home, family). </text:p>
        </text:list-item>
        <text:list-item>
          <text:p text:style-name="P3">Perform follow up teacher trainings. </text:p>
        </text:list-item>
        <text:list-item>
          <text:p text:style-name="P3">Design and apply Evaluation studies (for students learning and project implementation)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51pt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51pt solid #000000" style:shadow="none">
        <style:background-image/>
      </style:paragraph-properties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SimpleGraphics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CaptionedGraphics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InlineGraphics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InlineFormula" style:family="graphic" style:parent-style-name="Formula">
      <style:graphic-properties text:anchor-type="as-char" svg:y="0cm" fo:margin-left="0.201cm" fo:margin-right="0.201cm" style:vertical-pos="middle" style:vertical-rel="text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 text:min-label-width="0.635cm"/>
      </text:list-level-style-number>
      <text:list-level-style-number text:level="2" style:num-format="">
        <style:list-level-properties text:space-before="1.27cm" text:min-label-width="0.635cm"/>
      </text:list-level-style-number>
      <text:list-level-style-number text:level="3" style:num-format="">
        <style:list-level-properties text:space-before="1.905cm" text:min-label-width="0.635cm"/>
      </text:list-level-style-number>
      <text:list-level-style-number text:level="4" style:num-format="">
        <style:list-level-properties text:space-before="2.54cm" text:min-label-width="0.635cm"/>
      </text:list-level-style-number>
      <text:list-level-style-number text:level="5" style:num-format="">
        <style:list-level-properties text:space-before="3.175cm" text:min-label-width="0.635cm"/>
      </text:list-level-style-number>
      <text:list-level-style-number text:level="6" style:num-format="">
        <style:list-level-properties text:space-before="3.81cm" text:min-label-width="0.635cm"/>
      </text:list-level-style-number>
      <text:list-level-style-number text:level="7" style:num-format="">
        <style:list-level-properties text:space-before="4.445cm" text:min-label-width="0.635cm"/>
      </text:list-level-style-number>
      <text:list-level-style-number text:level="8" style:num-format="">
        <style:list-level-properties text:space-before="5.08cm" text:min-label-width="0.635cm"/>
      </text:list-level-style-number>
      <text:list-level-style-number text:level="9" style:num-format="">
        <style:list-level-properties text:space-before="5.715cm" text:min-label-width="0.635cm"/>
      </text:list-level-style-number>
      <text:list-level-style-number text:level="10" style:num-format="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PC Foundation (c) 2011 One Laptop Per Child Association, Inc.</meta:initial-creator>
    <dc:date>2011-09-12T18:07:30</dc:date>
    <meta:creation-date>2011-09-12</meta:creation-date>
    <meta:generator>LibreOffice/3.4$Linux LibreOffice_project/340m1$Build-302</meta:generator>
    <meta:keyword/>
    <dc:subject/>
    <dc:title>Summary of Recommended Tasks</dc:title>
    <meta:document-statistic meta:table-count="0" meta:image-count="0" meta:object-count="0" meta:page-count="1" meta:paragraph-count="20" meta:word-count="133" meta:character-count="908" meta:non-whitespace-character-count="792"/>
    <meta:editing-duration>PT14S</meta:editing-duration>
    <meta:editing-cycles>1</meta:editing-cycles>
  </office:meta>
</office:document-meta>
</file>